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8c352" officeooo:paragraph-rsid="0018c35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8c352" officeooo:paragraph-rsid="0018c35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8c352" officeooo:paragraph-rsid="0018c352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8 PRÁCTICA 1</text:p>
      <text:p text:style-name="P1"/>
      <text:p text:style-name="P3"/>
      <text:p text:style-name="P3">Un programa que se ejecuta en modo root, ¿dónde podría guardar la información temporal de</text:p>
      <text:p text:style-name="P3">forma que ésta se mantuviese entre arranques del sistema?</text:p>
      <text:p text:style-name="P3"/>
      <text:p text:style-name="P2">En el directorio /mnt, pues actúa como punto de montaje para sistemas de archivos montados temporalmen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16:40.849390849</meta:creation-date>
    <dc:date>2021-09-21T18:19:31.768988166</dc:date>
    <meta:editing-duration>PT2M51S</meta:editing-duration>
    <meta:editing-cycles>1</meta:editing-cycles>
    <meta:document-statistic meta:table-count="0" meta:image-count="0" meta:object-count="0" meta:page-count="1" meta:paragraph-count="4" meta:word-count="44" meta:character-count="275" meta:non-whitespace-character-count="235"/>
    <meta:generator>LibreOffice/6.4.7.2$Linux_X86_64 LibreOffice_project/40$Build-2</meta:generator>
  </office:meta>
</office:document-meta>
</file>